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3">
      <style:table-cell-properties style:vertical-align="middle" fo:wrap-option="wrap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7.17020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loc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4">
            <text:p>id_location</text:p>
          </table:table-cell>
          <table:table-cell office:value-type="string" table:style-name="ce4">
            <text:p>lat_location</text:p>
          </table:table-cell>
          <table:table-cell office:value-type="string" table:style-name="ce4">
            <text:p>long_location</text:p>
          </table:table-cell>
          <table:table-cell office:value-type="string" table:style-name="ce4">
            <text:p>name_location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61753" table:style-name="ce3">
            <text:p>-61.753</text:p>
          </table:table-cell>
          <table:table-cell office:value-type="float" office:value="1068271" table:style-name="ce3">
            <text:p>1.068.271</text:p>
          </table:table-cell>
          <table:table-cell office:value-type="string" table:style-name="ce2">
            <text:p>Pemadam Kebakaran Gambir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61831" table:style-name="ce3">
            <text:p>-61.831</text:p>
          </table:table-cell>
          <table:table-cell office:value-type="float" office:value="1068330" table:style-name="ce3">
            <text:p>1.068.330</text:p>
          </table:table-cell>
          <table:table-cell office:value-type="string" table:style-name="ce2">
            <text:p>Pemadam Kebakaran Sawah Besar</text:p>
          </table:table-cell>
          <table:table-cell table:number-columns-repeated="16380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-61954" table:style-name="ce3">
            <text:p>-61.954</text:p>
          </table:table-cell>
          <table:table-cell office:value-type="float" office:value="1068511" table:style-name="ce3">
            <text:p>1.068.511</text:p>
          </table:table-cell>
          <table:table-cell office:value-type="string" table:style-name="ce2">
            <text:p>Pemadam Kebakaran Menteng</text:p>
          </table:table-cell>
          <table:table-cell table:number-columns-repeated="16380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-61697" table:style-name="ce3">
            <text:p>-61.697</text:p>
          </table:table-cell>
          <table:table-cell office:value-type="float" office:value="1068402" table:style-name="ce3">
            <text:p>1.068.402</text:p>
          </table:table-cell>
          <table:table-cell office:value-type="string" table:style-name="ce2">
            <text:p>Pemadam Kebakaran Kemayoran</text:p>
          </table:table-cell>
          <table:table-cell table:number-columns-repeated="16380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-61863" table:style-name="ce3">
            <text:p>-61.863</text:p>
          </table:table-cell>
          <table:table-cell office:value-type="float" office:value="1068224" table:style-name="ce3">
            <text:p>1.068.224</text:p>
          </table:table-cell>
          <table:table-cell office:value-type="string" table:style-name="ce2">
            <text:p>Pemadam Kebakaran Senen</text:p>
          </table:table-cell>
          <table:table-cell table:number-columns-repeated="16380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-61382" table:style-name="ce3">
            <text:p>-61.382</text:p>
          </table:table-cell>
          <table:table-cell office:value-type="float" office:value="1068317" table:style-name="ce3">
            <text:p>1.068.317</text:p>
          </table:table-cell>
          <table:table-cell office:value-type="string" table:style-name="ce2">
            <text:p>Pemadam Kebakaran Tanjung Priok</text:p>
          </table:table-cell>
          <table:table-cell table:number-columns-repeated="16380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-61109" table:style-name="ce3">
            <text:p>-61.109</text:p>
          </table:table-cell>
          <table:table-cell office:value-type="float" office:value="1068845" table:style-name="ce3">
            <text:p>1.068.845</text:p>
          </table:table-cell>
          <table:table-cell office:value-type="string" table:style-name="ce2">
            <text:p>Pemadam Kebakaran Koja</text:p>
          </table:table-cell>
          <table:table-cell table:number-columns-repeated="16380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-61362" table:style-name="ce3">
            <text:p>-61.362</text:p>
          </table:table-cell>
          <table:table-cell office:value-type="float" office:value="1069148" table:style-name="ce3">
            <text:p>1.069.148</text:p>
          </table:table-cell>
          <table:table-cell office:value-type="string" table:style-name="ce2">
            <text:p>Pemadam Kebakaran Cilincing</text:p>
          </table:table-cell>
          <table:table-cell table:number-columns-repeated="16380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-61291" table:style-name="ce3">
            <text:p>-61.291</text:p>
          </table:table-cell>
          <table:table-cell office:value-type="float" office:value="1067647" table:style-name="ce3">
            <text:p>1.067.647</text:p>
          </table:table-cell>
          <table:table-cell office:value-type="string" table:style-name="ce2">
            <text:p>Pemadam Kebakaran Penjaringan</text:p>
          </table:table-cell>
          <table:table-cell table:number-columns-repeated="16380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-61518" table:style-name="ce3">
            <text:p>-61.518</text:p>
          </table:table-cell>
          <table:table-cell office:value-type="float" office:value="1068879" table:style-name="ce3">
            <text:p>1.068.879</text:p>
          </table:table-cell>
          <table:table-cell office:value-type="string" table:style-name="ce2">
            <text:p>Pemadam Kebakaran Kelapa Gading</text:p>
          </table:table-cell>
          <table:table-cell table:number-columns-repeated="16380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-61661" table:style-name="ce3">
            <text:p>-61.661</text:p>
          </table:table-cell>
          <table:table-cell office:value-type="float" office:value="1067379" table:style-name="ce3">
            <text:p>1.067.379</text:p>
          </table:table-cell>
          <table:table-cell office:value-type="string" table:style-name="ce2">
            <text:p>Pemadam Kebakaran Grogol Petamburan</text:p>
          </table:table-cell>
          <table:table-cell table:number-columns-repeated="16380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-61936" table:style-name="ce3">
            <text:p>-61.936</text:p>
          </table:table-cell>
          <table:table-cell office:value-type="float" office:value="1067363" table:style-name="ce3">
            <text:p>1.067.363</text:p>
          </table:table-cell>
          <table:table-cell office:value-type="string" table:style-name="ce2">
            <text:p>Pemadam Kebakaran Palmerah</text:p>
          </table:table-cell>
          <table:table-cell table:number-columns-repeated="16380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-61435" table:style-name="ce3">
            <text:p>-61.435</text:p>
          </table:table-cell>
          <table:table-cell office:value-type="float" office:value="1067826" table:style-name="ce3">
            <text:p>1.067.826</text:p>
          </table:table-cell>
          <table:table-cell office:value-type="string" table:style-name="ce2">
            <text:p>Pemadam Kebakaran Tambora</text:p>
          </table:table-cell>
          <table:table-cell table:number-columns-repeated="16380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-61865" table:style-name="ce3">
            <text:p>-61.865</text:p>
          </table:table-cell>
          <table:table-cell office:value-type="float" office:value="1067582" table:style-name="ce3">
            <text:p>1.067.582</text:p>
          </table:table-cell>
          <table:table-cell office:value-type="string" table:style-name="ce2">
            <text:p>Pemadam Kebakaran Kebon Jeruk</text:p>
          </table:table-cell>
          <table:table-cell table:number-columns-repeated="16380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-61762" table:style-name="ce3">
            <text:p>-61.762</text:p>
          </table:table-cell>
          <table:table-cell office:value-type="float" office:value="1067945" table:style-name="ce3">
            <text:p>1.067.945</text:p>
          </table:table-cell>
          <table:table-cell office:value-type="string" table:style-name="ce2">
            <text:p>Pemadam Kebakaran Kembangan</text:p>
          </table:table-cell>
          <table:table-cell table:number-columns-repeated="16380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-62608" table:style-name="ce3">
            <text:p>-62.608</text:p>
          </table:table-cell>
          <table:table-cell office:value-type="float" office:value="1068080" table:style-name="ce3">
            <text:p>1.068.080</text:p>
          </table:table-cell>
          <table:table-cell office:value-type="string" table:style-name="ce2">
            <text:p>Pemadam Kebakaran Cilandak</text:p>
          </table:table-cell>
          <table:table-cell table:number-columns-repeated="16380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-62382" table:style-name="ce3">
            <text:p>-62.382</text:p>
          </table:table-cell>
          <table:table-cell office:value-type="float" office:value="1068528" table:style-name="ce3">
            <text:p>1.068.528</text:p>
          </table:table-cell>
          <table:table-cell office:value-type="string" table:style-name="ce2">
            <text:p>Pemadam Kebakaran Tebet</text:p>
          </table:table-cell>
          <table:table-cell table:number-columns-repeated="16380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-62435" table:style-name="ce3">
            <text:p>-62.435</text:p>
          </table:table-cell>
          <table:table-cell office:value-type="float" office:value="1067842" table:style-name="ce3">
            <text:p>1.067.842</text:p>
          </table:table-cell>
          <table:table-cell office:value-type="string" table:style-name="ce2">
            <text:p>Pemadam Kebakaran Kebayoran Baru</text:p>
          </table:table-cell>
          <table:table-cell table:number-columns-repeated="16380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float" office:value="-62904" table:style-name="ce3">
            <text:p>-62.904</text:p>
          </table:table-cell>
          <table:table-cell office:value-type="float" office:value="1067984" table:style-name="ce3">
            <text:p>1.067.984</text:p>
          </table:table-cell>
          <table:table-cell office:value-type="string" table:style-name="ce2">
            <text:p>Pemadam Kebakaran Jagakarsa</text:p>
          </table:table-cell>
          <table:table-cell table:number-columns-repeated="16380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-62217" table:style-name="ce3">
            <text:p>-62.217</text:p>
          </table:table-cell>
          <table:table-cell office:value-type="float" office:value="1068306" table:style-name="ce3">
            <text:p>1.068.306</text:p>
          </table:table-cell>
          <table:table-cell office:value-type="string" table:style-name="ce2">
            <text:p>Pemadam Kebakaran Mampang Prapatan</text:p>
          </table:table-cell>
          <table:table-cell table:number-columns-repeated="16380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float" office:value="-62241" table:style-name="ce3">
            <text:p>-62.241</text:p>
          </table:table-cell>
          <table:table-cell office:value-type="float" office:value="1069002" table:style-name="ce3">
            <text:p>1.069.002</text:p>
          </table:table-cell>
          <table:table-cell office:value-type="string" table:style-name="ce2">
            <text:p>Pemadam Kebakaran Jatinegara</text:p>
          </table:table-cell>
          <table:table-cell table:number-columns-repeated="16380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-62386" table:style-name="ce3">
            <text:p>-62.386</text:p>
          </table:table-cell>
          <table:table-cell office:value-type="float" office:value="1069291" table:style-name="ce3">
            <text:p>1.069.291</text:p>
          </table:table-cell>
          <table:table-cell office:value-type="string" table:style-name="ce2">
            <text:p>Pemadam Kebakaran Duren Sawit</text:p>
          </table:table-cell>
          <table:table-cell table:number-columns-repeated="16380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-61925" table:style-name="ce3">
            <text:p>-61.925</text:p>
          </table:table-cell>
          <table:table-cell office:value-type="float" office:value="1068800" table:style-name="ce3">
            <text:p>1.068.800</text:p>
          </table:table-cell>
          <table:table-cell office:value-type="string" table:style-name="ce2">
            <text:p>Pemadam Kebakaran Matraman</text:p>
          </table:table-cell>
          <table:table-cell table:number-columns-repeated="16380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float" office:value="-62175" table:style-name="ce3">
            <text:p>-62.175</text:p>
          </table:table-cell>
          <table:table-cell office:value-type="float" office:value="1069555" table:style-name="ce3">
            <text:p>1.069.555</text:p>
          </table:table-cell>
          <table:table-cell office:value-type="string" table:style-name="ce2">
            <text:p>Pemadam Kebakaran Cakung</text:p>
          </table:table-cell>
          <table:table-cell table:number-columns-repeated="16380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float" office:value="-62582" table:style-name="ce3">
            <text:p>-62.582</text:p>
          </table:table-cell>
          <table:table-cell office:value-type="float" office:value="1068644" table:style-name="ce3">
            <text:p>1.068.644</text:p>
          </table:table-cell>
          <table:table-cell office:value-type="string" table:style-name="ce2">
            <text:p>Pemadam Kebakaran Kramat Jati</text:p>
          </table:table-cell>
          <table:table-cell table:number-columns-repeated="16380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-65971" table:style-name="ce3">
            <text:p>-65.971</text:p>
          </table:table-cell>
          <table:table-cell office:value-type="float" office:value="1068060" table:style-name="ce3">
            <text:p>1.068.060</text:p>
          </table:table-cell>
          <table:table-cell office:value-type="string" table:style-name="ce2">
            <text:p>Pemadam Kebakaran Kota Bogor</text:p>
          </table:table-cell>
          <table:table-cell table:number-columns-repeated="16380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-64055" table:style-name="ce3">
            <text:p>-64.055</text:p>
          </table:table-cell>
          <table:table-cell office:value-type="float" office:value="1067942" table:style-name="ce3">
            <text:p>1.067.942</text:p>
          </table:table-cell>
          <table:table-cell office:value-type="string" table:style-name="ce2">
            <text:p>Pemadam Kebakaran Cibinong</text:p>
          </table:table-cell>
          <table:table-cell table:number-columns-repeated="16380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float" office:value="-65182" table:style-name="ce3">
            <text:p>-65.182</text:p>
          </table:table-cell>
          <table:table-cell office:value-type="float" office:value="1067517" table:style-name="ce3">
            <text:p>1.067.517</text:p>
          </table:table-cell>
          <table:table-cell office:value-type="string" table:style-name="ce2">
            <text:p>Pemadam Kebakaran Cisarua</text:p>
          </table:table-cell>
          <table:table-cell table:number-columns-repeated="16380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float" office:value="-65913" table:style-name="ce3">
            <text:p>-65.913</text:p>
          </table:table-cell>
          <table:table-cell office:value-type="float" office:value="1068131" table:style-name="ce3">
            <text:p>1.068.131</text:p>
          </table:table-cell>
          <table:table-cell office:value-type="string" table:style-name="ce2">
            <text:p>Pemadam Kebakaran Tajur</text:p>
          </table:table-cell>
          <table:table-cell table:number-columns-repeated="16380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-64656" table:style-name="ce3">
            <text:p>-64.656</text:p>
          </table:table-cell>
          <table:table-cell office:value-type="float" office:value="1068561" table:style-name="ce3">
            <text:p>1.068.561</text:p>
          </table:table-cell>
          <table:table-cell office:value-type="string" table:style-name="ce2">
            <text:p>Pemadam Kebakaran Sentul</text:p>
          </table:table-cell>
          <table:table-cell table:number-columns-repeated="16380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float" office:value="-63906" table:style-name="ce3">
            <text:p>-63.906</text:p>
          </table:table-cell>
          <table:table-cell office:value-type="float" office:value="1068223" table:style-name="ce3">
            <text:p>1.068.223</text:p>
          </table:table-cell>
          <table:table-cell office:value-type="string" table:style-name="ce2">
            <text:p>Pemadam Kebakaran Depok Tengah</text:p>
          </table:table-cell>
          <table:table-cell table:number-columns-repeated="16380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-64022" table:style-name="ce3">
            <text:p>-64.022</text:p>
          </table:table-cell>
          <table:table-cell office:value-type="float" office:value="1067990" table:style-name="ce3">
            <text:p>1.067.990</text:p>
          </table:table-cell>
          <table:table-cell office:value-type="string" table:style-name="ce2">
            <text:p>Pemadam Kebakaran Cimanggis</text:p>
          </table:table-cell>
          <table:table-cell table:number-columns-repeated="16380"/>
        </table:table-row>
        <table:table-row table:style-name="ro2">
          <table:table-cell office:value-type="float" office:value="33" table:style-name="ce2">
            <text:p>33</text:p>
          </table:table-cell>
          <table:table-cell office:value-type="float" office:value="-63837" table:style-name="ce3">
            <text:p>-63.837</text:p>
          </table:table-cell>
          <table:table-cell office:value-type="float" office:value="1068551" table:style-name="ce3">
            <text:p>1.068.551</text:p>
          </table:table-cell>
          <table:table-cell office:value-type="string" table:style-name="ce2">
            <text:p>Pemadam Kebakaran Sukmajaya</text:p>
          </table:table-cell>
          <table:table-cell table:number-columns-repeated="16380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float" office:value="-64153" table:style-name="ce3">
            <text:p>-64.153</text:p>
          </table:table-cell>
          <table:table-cell office:value-type="float" office:value="1068349" table:style-name="ce3">
            <text:p>1.068.349</text:p>
          </table:table-cell>
          <table:table-cell office:value-type="string" table:style-name="ce2">
            <text:p>Pemadam Kebakaran Sawangan</text:p>
          </table:table-cell>
          <table:table-cell table:number-columns-repeated="16380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float" office:value="-63964" table:style-name="ce3">
            <text:p>-63.964</text:p>
          </table:table-cell>
          <table:table-cell office:value-type="float" office:value="1067799" table:style-name="ce3">
            <text:p>1.067.799</text:p>
          </table:table-cell>
          <table:table-cell office:value-type="string" table:style-name="ce2">
            <text:p>Pemadam Kebakaran Beji</text:p>
          </table:table-cell>
          <table:table-cell table:number-columns-repeated="16380"/>
        </table:table-row>
        <table:table-row table:style-name="ro2">
          <table:table-cell office:value-type="float" office:value="36" table:style-name="ce2">
            <text:p>36</text:p>
          </table:table-cell>
          <table:table-cell office:value-type="float" office:value="-61781" table:style-name="ce3">
            <text:p>-61.781</text:p>
          </table:table-cell>
          <table:table-cell office:value-type="float" office:value="1066300" table:style-name="ce3">
            <text:p>1.066.300</text:p>
          </table:table-cell>
          <table:table-cell office:value-type="string" table:style-name="ce2">
            <text:p>Pemadam Kebakaran Kota Tangerang</text:p>
          </table:table-cell>
          <table:table-cell table:number-columns-repeated="16380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float" office:value="-62208" table:style-name="ce3">
            <text:p>-62.208</text:p>
          </table:table-cell>
          <table:table-cell office:value-type="float" office:value="1066522" table:style-name="ce3">
            <text:p>1.066.522</text:p>
          </table:table-cell>
          <table:table-cell office:value-type="string" table:style-name="ce2">
            <text:p>Pemadam Kebakaran Ciledug</text:p>
          </table:table-cell>
          <table:table-cell table:number-columns-repeated="16380"/>
        </table:table-row>
        <table:table-row table:style-name="ro2">
          <table:table-cell office:value-type="float" office:value="38" table:style-name="ce2">
            <text:p>38</text:p>
          </table:table-cell>
          <table:table-cell office:value-type="float" office:value="-61699" table:style-name="ce3">
            <text:p>-61.699</text:p>
          </table:table-cell>
          <table:table-cell office:value-type="float" office:value="1066472" table:style-name="ce3">
            <text:p>1.066.472</text:p>
          </table:table-cell>
          <table:table-cell office:value-type="string" table:style-name="ce2">
            <text:p>Pemadam Kebakaran Neglasari</text:p>
          </table:table-cell>
          <table:table-cell table:number-columns-repeated="16380"/>
        </table:table-row>
        <table:table-row table:style-name="ro2">
          <table:table-cell office:value-type="float" office:value="39" table:style-name="ce2">
            <text:p>39</text:p>
          </table:table-cell>
          <table:table-cell office:value-type="float" office:value="-61939" table:style-name="ce3">
            <text:p>-61.939</text:p>
          </table:table-cell>
          <table:table-cell office:value-type="float" office:value="1066886" table:style-name="ce3">
            <text:p>1.066.886</text:p>
          </table:table-cell>
          <table:table-cell office:value-type="string" table:style-name="ce2">
            <text:p>Pemadam Kebakaran Karawaci</text:p>
          </table:table-cell>
          <table:table-cell table:number-columns-repeated="16380"/>
        </table:table-row>
        <table:table-row table:style-name="ro2">
          <table:table-cell office:value-type="float" office:value="40" table:style-name="ce2">
            <text:p>40</text:p>
          </table:table-cell>
          <table:table-cell office:value-type="float" office:value="-62381" table:style-name="ce3">
            <text:p>-62.381</text:p>
          </table:table-cell>
          <table:table-cell office:value-type="float" office:value="1066183" table:style-name="ce3">
            <text:p>1.066.183</text:p>
          </table:table-cell>
          <table:table-cell office:value-type="string" table:style-name="ce2">
            <text:p>Pemadam Kebakaran Cikupa</text:p>
          </table:table-cell>
          <table:table-cell table:number-columns-repeated="16380"/>
        </table:table-row>
        <table:table-row table:style-name="ro2">
          <table:table-cell office:value-type="float" office:value="41" table:style-name="ce2">
            <text:p>41</text:p>
          </table:table-cell>
          <table:table-cell office:value-type="float" office:value="-62854" table:style-name="ce3">
            <text:p>-62.854</text:p>
          </table:table-cell>
          <table:table-cell office:value-type="float" office:value="1067139" table:style-name="ce3">
            <text:p>1.067.139</text:p>
          </table:table-cell>
          <table:table-cell office:value-type="string" table:style-name="ce2">
            <text:p>Pemadam Kebakaran Serpong</text:p>
          </table:table-cell>
          <table:table-cell table:number-columns-repeated="16380"/>
        </table:table-row>
        <table:table-row table:style-name="ro2">
          <table:table-cell office:value-type="float" office:value="42" table:style-name="ce2">
            <text:p>42</text:p>
          </table:table-cell>
          <table:table-cell office:value-type="float" office:value="-63057" table:style-name="ce3">
            <text:p>-63.057</text:p>
          </table:table-cell>
          <table:table-cell office:value-type="float" office:value="1066477" table:style-name="ce3">
            <text:p>1.066.477</text:p>
          </table:table-cell>
          <table:table-cell office:value-type="string" table:style-name="ce2">
            <text:p>Pemadam Kebakaran Pamulang</text:p>
          </table:table-cell>
          <table:table-cell table:number-columns-repeated="16380"/>
        </table:table-row>
        <table:table-row table:style-name="ro2">
          <table:table-cell office:value-type="float" office:value="43" table:style-name="ce2">
            <text:p>43</text:p>
          </table:table-cell>
          <table:table-cell office:value-type="float" office:value="-62471" table:style-name="ce3">
            <text:p>-62.471</text:p>
          </table:table-cell>
          <table:table-cell office:value-type="float" office:value="1066927" table:style-name="ce3">
            <text:p>1.066.927</text:p>
          </table:table-cell>
          <table:table-cell office:value-type="string" table:style-name="ce2">
            <text:p>Pemadam Kebakaran BSD</text:p>
          </table:table-cell>
          <table:table-cell table:number-columns-repeated="16380"/>
        </table:table-row>
        <table:table-row table:style-name="ro2">
          <table:table-cell office:value-type="float" office:value="44" table:style-name="ce2">
            <text:p>44</text:p>
          </table:table-cell>
          <table:table-cell office:value-type="float" office:value="-62922" table:style-name="ce3">
            <text:p>-62.922</text:p>
          </table:table-cell>
          <table:table-cell office:value-type="float" office:value="1066577" table:style-name="ce3">
            <text:p>1.066.577</text:p>
          </table:table-cell>
          <table:table-cell office:value-type="string" table:style-name="ce2">
            <text:p>Pemadam Kebakaran Ciputat</text:p>
          </table:table-cell>
          <table:table-cell table:number-columns-repeated="16380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float" office:value="-62632" table:style-name="ce3">
            <text:p>-62.632</text:p>
          </table:table-cell>
          <table:table-cell office:value-type="float" office:value="1067402" table:style-name="ce3">
            <text:p>1.067.402</text:p>
          </table:table-cell>
          <table:table-cell office:value-type="string" table:style-name="ce2">
            <text:p>Pemadam Kebakaran Pondok Aren</text:p>
          </table:table-cell>
          <table:table-cell table:number-columns-repeated="16380"/>
        </table:table-row>
        <table:table-row table:style-name="ro2">
          <table:table-cell office:value-type="float" office:value="46" table:style-name="ce2">
            <text:p>46</text:p>
          </table:table-cell>
          <table:table-cell office:value-type="float" office:value="-62382" table:style-name="ce3">
            <text:p>-62.382</text:p>
          </table:table-cell>
          <table:table-cell office:value-type="float" office:value="1070004" table:style-name="ce3">
            <text:p>1.070.004</text:p>
          </table:table-cell>
          <table:table-cell office:value-type="string" table:style-name="ce2">
            <text:p>Pemadam Kebakaran Kota Bekasi</text:p>
          </table:table-cell>
          <table:table-cell table:number-columns-repeated="16380"/>
        </table:table-row>
        <table:table-row table:style-name="ro2">
          <table:table-cell office:value-type="float" office:value="47" table:style-name="ce2">
            <text:p>47</text:p>
          </table:table-cell>
          <table:table-cell office:value-type="float" office:value="-62152" table:style-name="ce3">
            <text:p>-62.152</text:p>
          </table:table-cell>
          <table:table-cell office:value-type="float" office:value="1070231" table:style-name="ce3">
            <text:p>1.070.231</text:p>
          </table:table-cell>
          <table:table-cell office:value-type="string" table:style-name="ce2">
            <text:p>Pemadam Kebakaran Tambun</text:p>
          </table:table-cell>
          <table:table-cell table:number-columns-repeated="16380"/>
        </table:table-row>
        <table:table-row table:style-name="ro2">
          <table:table-cell office:value-type="float" office:value="48" table:style-name="ce2">
            <text:p>48</text:p>
          </table:table-cell>
          <table:table-cell office:value-type="float" office:value="-62699" table:style-name="ce3">
            <text:p>-62.699</text:p>
          </table:table-cell>
          <table:table-cell office:value-type="float" office:value="1069983" table:style-name="ce3">
            <text:p>1.069.983</text:p>
          </table:table-cell>
          <table:table-cell office:value-type="string" table:style-name="ce2">
            <text:p>Pemadam Kebakaran Cikarang</text:p>
          </table:table-cell>
          <table:table-cell table:number-columns-repeated="16380"/>
        </table:table-row>
        <table:table-row table:style-name="ro2">
          <table:table-cell office:value-type="float" office:value="49" table:style-name="ce2">
            <text:p>49</text:p>
          </table:table-cell>
          <table:table-cell office:value-type="float" office:value="-62522" table:style-name="ce3">
            <text:p>-62.522</text:p>
          </table:table-cell>
          <table:table-cell office:value-type="float" office:value="1070552" table:style-name="ce3">
            <text:p>1.070.552</text:p>
          </table:table-cell>
          <table:table-cell office:value-type="string" table:style-name="ce2">
            <text:p>Pemadam Kebakaran Harapan Indah</text:p>
          </table:table-cell>
          <table:table-cell table:number-columns-repeated="16380"/>
        </table:table-row>
        <table:table-row table:style-name="ro2">
          <table:table-cell office:value-type="float" office:value="50" table:style-name="ce2">
            <text:p>50</text:p>
          </table:table-cell>
          <table:table-cell office:value-type="float" office:value="-62874" table:style-name="ce3">
            <text:p>-62.874</text:p>
          </table:table-cell>
          <table:table-cell office:value-type="float" office:value="1070289" table:style-name="ce3">
            <text:p>1.070.289</text:p>
          </table:table-cell>
          <table:table-cell office:value-type="string" table:style-name="ce2">
            <text:p>Pemadam Kebakaran Jababeka</text:p>
          </table:table-cell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526</meta:generator>
    <meta:initial-creator>Rifki Setiawan</meta:initial-creator>
    <dc:creator>Rifki Setiawan</dc:creator>
    <meta:creation-date>2025-03-20T03:32:57Z</meta:creation-date>
    <dc:date>2025-03-20T04:06:51Z</dc:date>
  </office:meta>
</office:document-meta>
</file>